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2" svg:font-family="'Lohit Devanagari'"/>
    <style:font-face style:name="inherit" svg:font-family="inherit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roid Sans Mono2" svg:font-family="'Droid Sans Mono', monospace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iberation Mono" svg:font-family="'Liberation Mono', 'Courier New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a0a23" loext:opacity="100%" style:font-name="Liberation Serif" fo:font-size="15pt" fo:letter-spacing="normal" fo:font-style="normal" fo:font-weight="normal" style:font-size-asian="15pt" style:font-size-complex="15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a0a23" loext:opacity="100%" style:font-name="Liberation Serif" fo:font-size="15pt" fo:letter-spacing="normal" fo:font-style="normal" fo:font-weight="normal" officeooo:paragraph-rsid="000ef1e9" style:font-size-asian="15pt" style:font-size-complex="15pt"/>
    </style:style>
    <style:style style:name="P4" style:family="paragraph" style:parent-style-name="Text_20_body">
      <style:paragraph-properties fo:margin-left="0cm" fo:margin-right="0cm" fo:margin-top="0cm" fo:margin-bottom="0.582cm" style:contextual-spacing="false" fo:line-height="170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5pt" fo:letter-spacing="0.007cm" fo:font-weight="bold" officeooo:paragraph-rsid="000f6ce6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.582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Liberation Serif" fo:font-size="15pt" fo:letter-spacing="0.007cm" fo:font-weight="bold" officeooo:paragraph-rsid="001080e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cc52e" officeooo:paragraph-rsid="000dd65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dd65d" officeooo:paragraph-rsid="000dd65d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paragraph-rsid="000dd65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letter-spacing="0.007cm" fo:font-weight="bold" officeooo:paragraph-rsid="000dd65d" style:font-size-asian="15pt" style:font-size-complex="15pt"/>
    </style:style>
    <style:style style:name="P10" style:family="paragraph" style:parent-style-name="Standard">
      <style:paragraph-properties style:line-height-at-least="0.529cm"/>
      <style:text-properties fo:color="#f8f8f2" loext:opacity="100%" style:font-name="Droid Sans Mono" fo:font-size="11.25pt" fo:font-weight="bold" fo:background-color="#272822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1" fo:font-size="15pt" fo:letter-spacing="0.007cm" fo:font-style="normal" fo:font-weight="bold" officeooo:rsid="000ef1e9" officeooo:paragraph-rsid="000ef1e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5pt" fo:letter-spacing="0.007cm" fo:font-style="normal" fo:font-weight="normal" officeooo:paragraph-rsid="000dd65d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5pt" fo:letter-spacing="0.007cm" fo:font-style="normal" fo:font-weight="normal" officeooo:rsid="000ef1e9" officeooo:paragraph-rsid="000ef1e9" style:font-size-asian="15pt" style:font-size-complex="15pt"/>
    </style:style>
    <style:style style:name="P14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a0a23" loext:opacity="100%" style:font-name="Liberation Serif" fo:font-size="15pt" fo:letter-spacing="normal" fo:font-style="normal" fo:font-weight="normal" style:font-size-asian="15pt" style:font-size-complex="15pt"/>
    </style:style>
    <style:style style:name="P15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a0a23" loext:opacity="100%" style:font-name="Liberation Serif" fo:font-size="15pt" fo:letter-spacing="normal" fo:font-style="normal" fo:font-weight="normal" officeooo:paragraph-rsid="000ef1e9" style:font-size-asian="15pt" style:font-size-complex="15pt"/>
    </style:style>
    <style:style style:name="P16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a0a23" loext:opacity="100%" style:font-name="Liberation Serif" fo:font-size="15pt" fo:letter-spacing="normal" fo:font-style="normal" fo:font-weight="bold" officeooo:rsid="000ef1e9" officeooo:paragraph-rsid="000ef1e9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a0a23" loext:opacity="100%" style:font-name="Liberation Serif" fo:font-size="15pt" fo:letter-spacing="normal" fo:font-style="normal" fo:font-weight="bold" officeooo:paragraph-rsid="000ef1e9"/>
    </style:style>
    <style:style style:name="P18" style:family="paragraph" style:parent-style-name="Standard">
      <style:paragraph-properties fo:text-align="start" style:justify-single-word="false"/>
      <style:text-properties fo:color="#a6e22e" loext:opacity="100%" style:font-name="Droid Sans Mono" fo:font-size="11.25pt" fo:font-weight="bold" officeooo:paragraph-rsid="000dd65d" fo:background-color="#272822"/>
    </style:style>
    <style:style style:name="P19" style:family="paragraph" style:parent-style-name="Standard">
      <style:paragraph-properties fo:text-align="start" style:justify-single-word="false"/>
      <style:text-properties fo:color="#f8f8f2" loext:opacity="100%" style:font-name="Droid Sans Mono" fo:font-size="11.25pt" fo:letter-spacing="0.007cm" fo:font-weight="bold" officeooo:paragraph-rsid="00166663" fo:background-color="#272822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color="#f8f8f2" loext:opacity="100%" style:font-name="Droid Sans Mono" fo:font-size="11.25pt" fo:letter-spacing="0.007cm" fo:font-weight="bold" officeooo:paragraph-rsid="000dd65d" style:font-size-asian="15pt" style:font-size-complex="15pt"/>
    </style:style>
    <style:style style:name="P21" style:family="paragraph" style:parent-style-name="Text_20_body">
      <style:paragraph-properties fo:text-align="start" style:justify-single-word="false"/>
      <style:text-properties fo:color="#0a0a23" loext:opacity="100%" style:font-name="Liberation Serif" fo:font-size="15pt" fo:letter-spacing="normal" fo:font-weight="normal" officeooo:paragraph-rsid="000dd65d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a0a23" loext:opacity="100%" style:font-name="Liberation Serif" fo:font-size="15pt" fo:letter-spacing="normal" fo:font-style="normal" fo:font-weight="normal" style:font-size-asian="15pt" style:font-size-complex="15pt"/>
    </style:style>
    <style:style style:name="P23" style:family="paragraph" style:parent-style-name="Text_20_body">
      <style:paragraph-properties fo:margin-left="0cm" fo:margin-right="0cm" fo:margin-top="0cm" fo:margin-bottom="0.582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1" fo:font-size="15pt" fo:letter-spacing="normal" fo:font-style="normal" fo:font-weight="normal" officeooo:rsid="001149ea" officeooo:paragraph-rsid="001080e9" style:font-size-asian="15pt" style:font-weight-asian="bold" style:font-size-complex="15pt" style:font-weight-complex="bold"/>
    </style:style>
    <style:style style:name="P24" style:family="paragraph">
      <style:paragraph-properties style:line-height-at-least="0.529cm"/>
    </style:style>
    <style:style style:name="P25" style:family="paragraph">
      <loext:graphic-properties draw:fill="solid" draw:fill-color="#333333"/>
      <style:paragraph-properties style:writing-mode="lr-tb"/>
      <style:text-properties style:font-name="Droid Sans Mono1" fo:font-size="12pt" fo:font-weight="bold" style:font-weight-asian="bold" style:font-name-complex="Droid Sans Mono1" style:font-size-complex="11pt" style:font-weight-complex="bold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solid" draw:fill-color="#333333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dd65d"/>
    </style:style>
    <style:style style:name="T2" style:family="text">
      <style:text-properties fo:font-variant="normal" fo:text-transform="none" fo:color="#000000" loext:opacity="100%" style:font-name="Liberation Serif" fo:letter-spacing="0.007cm" fo:font-style="normal" fo:font-weight="normal" style:font-size-asian="15pt" style:font-size-complex="15pt"/>
    </style:style>
    <style:style style:name="T3" style:family="text">
      <style:text-properties fo:font-variant="normal" fo:text-transform="none" fo:font-style="normal"/>
    </style:style>
    <style:style style:name="T4" style:family="text">
      <style:text-properties fo:font-variant="normal" fo:text-transform="none" fo:color="#999999" loext:opacity="100%" style:font-name="inherit" fo:font-size="10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style:font-name="Liberation Serif1" fo:letter-spacing="normal" fo:font-style="normal" officeooo:rsid="001149ea" style:font-weight-asian="bold" style:font-weight-complex="bold"/>
    </style:style>
    <style:style style:name="T6" style:family="text">
      <style:text-properties fo:font-variant="normal" fo:text-transform="none" style:font-name="Liberation Serif1" fo:letter-spacing="normal" fo:font-style="normal" officeooo:rsid="000f6ce6" style:font-weight-asian="bold" style:font-weight-complex="bold"/>
    </style:style>
    <style:style style:name="T7" style:family="text">
      <style:text-properties fo:font-variant="normal" fo:text-transform="none" style:font-name="Liberation Serif1" fo:letter-spacing="normal" fo:font-style="normal" fo:font-weight="normal" officeooo:rsid="001149ea" style:font-weight-asian="bold" style:font-weight-complex="bold"/>
    </style:style>
    <style:style style:name="T8" style:family="text">
      <style:text-properties officeooo:rsid="000dd65d" style:font-size-asian="13.1000003814697pt" style:font-weight-asian="bold" style:font-size-complex="15pt" style:font-weight-complex="bold"/>
    </style:style>
    <style:style style:name="T9" style:family="text">
      <style:text-properties fo:font-weight="normal" style:font-size-asian="15pt" style:font-size-complex="15pt"/>
    </style:style>
    <style:style style:name="T10" style:family="text">
      <style:text-properties officeooo:rsid="000ef1e9" style:font-size-asian="15pt" style:font-weight-asian="bold" style:font-size-complex="15pt" style:font-weight-complex="bold"/>
    </style:style>
    <style:style style:name="T11" style:family="text">
      <style:text-properties officeooo:rsid="001080e9"/>
    </style:style>
    <style:style style:name="T12" style:family="text">
      <style:text-properties fo:color="#f92672" loext:opacity="100%"/>
    </style:style>
    <style:style style:name="T13" style:family="text">
      <style:text-properties fo:color="#f92672" loext:opacity="100%" fo:background-color="#272822" loext:char-shading-value="0"/>
    </style:style>
    <style:style style:name="T14" style:family="text">
      <style:text-properties fo:color="#f92672" loext:opacity="100%" officeooo:rsid="00166663" fo:background-color="#272822" loext:char-shading-value="0"/>
    </style:style>
    <style:style style:name="T15" style:family="text">
      <style:text-properties fo:color="#f92672" loext:opacity="100%" officeooo:rsid="00166663"/>
    </style:style>
    <style:style style:name="T16" style:family="text">
      <style:text-properties fo:color="#a6e22e" loext:opacity="100%" style:text-underline-style="solid" style:text-underline-width="auto" style:text-underline-color="font-color"/>
    </style:style>
    <style:style style:name="T17" style:family="text">
      <style:text-properties fo:color="#a6e22e" loext:opacity="100%" style:text-underline-style="solid" style:text-underline-width="auto" style:text-underline-color="font-color" fo:background-color="#272822" loext:char-shading-value="0"/>
    </style:style>
    <style:style style:name="T18" style:family="text">
      <style:text-properties fo:background-color="#272822" loext:char-shading-value="0"/>
    </style:style>
    <style:style style:name="T19" style:family="text">
      <style:text-properties fo:color="#f92672" loext:opacity="100%" style:font-name="Droid Sans Mono1" fo:font-size="12pt" fo:font-weight="bold" style:font-weight-asian="bold" style:font-name-complex="Droid Sans Mono1" style:font-size-complex="11pt" style:font-weight-complex="bold"/>
    </style:style>
    <style:style style:name="T20" style:family="text">
      <style:text-properties fo:color="#f8f8f2" loext:opacity="100%" style:font-name="Droid Sans Mono1" fo:font-size="12pt" fo:font-weight="bold" style:font-weight-asian="bold" style:font-name-complex="Droid Sans Mono1" style:font-size-complex="11pt" style:font-weight-complex="bold"/>
    </style:style>
    <style:style style:name="T21" style:family="text">
      <style:text-properties fo:color="#e6db74" loext:opacity="100%" style:font-name="Droid Sans Mono1" fo:font-size="12pt" fo:font-weight="bold" style:font-weight-asian="bold" style:font-name-complex="Droid Sans Mono1" style:font-size-complex="11pt" style:font-weight-complex="bold"/>
    </style:style>
    <style:style style:name="T22" style:family="text">
      <style:text-properties style:font-name="Droid Sans Mono1" fo:font-size="12pt" fo:font-weight="bold" style:font-weight-asian="bold" style:font-name-complex="Droid Sans Mono1" style:font-size-complex="11pt" style:font-weight-complex="bold"/>
    </style:style>
    <style:style style:name="T23" style:family="text">
      <style:text-properties fo:color="#66d9ef" loext:opacity="100%" style:font-name="Droid Sans Mono1" fo:font-size="12pt" fo:font-weight="bold" style:font-weight-asian="bold" style:font-name-complex="Droid Sans Mono1" style:font-size-complex="11pt" style:font-style-complex="italic" style:font-weight-complex="bold"/>
    </style:style>
    <style:style style:name="T24" style:family="text">
      <style:text-properties fo:color="#a6e22e" loext:opacity="100%" style:font-name="Droid Sans Mono1" fo:font-size="12pt" fo:font-weight="bold" style:font-weight-asian="bold" style:font-name-complex="Droid Sans Mono1" style:font-size-complex="11pt" style:font-weight-complex="bold"/>
    </style:style>
    <style:style style:name="T25" style:family="text">
      <style:text-properties fo:color="#ffffff" loext:opacity="100%" style:font-name="Droid Sans Mono1" fo:font-size="12pt" fo:font-weight="bold" style:font-weight-asian="bold" style:font-name-complex="Droid Sans Mono1" style:font-size-complex="11pt" style:font-weight-complex="bold"/>
    </style:style>
    <style:style style:name="T26" style:family="text">
      <style:text-properties style:font-name="Droid Sans Mono1" fo:font-weight="bold" style:font-weight-asian="bold" style:font-name-complex="Droid Sans Mono1" style:font-size-complex="11pt" style:font-weight-complex="bold"/>
    </style:style>
    <style:style style:name="T27" style:family="text">
      <style:text-properties fo:color="#f92672" loext:opacity="100%" style:font-name="Droid Sans Mono1" fo:font-size="11pt" fo:font-weight="bold" style:font-name-asian="Liberation Mono2" style:font-weight-asian="bold" style:font-name-complex="Droid Sans Mono1" style:font-weight-complex="bold"/>
    </style:style>
    <style:style style:name="T28" style:family="text">
      <style:text-properties fo:color="#f8f8f2" loext:opacity="100%" style:font-name="Droid Sans Mono1" fo:font-size="11pt" fo:font-weight="bold" style:font-name-asian="Liberation Mono2" style:font-weight-asian="bold" style:font-name-complex="Droid Sans Mono1" style:font-weight-complex="bold"/>
    </style:style>
    <style:style style:name="T29" style:family="text">
      <style:text-properties fo:color="#e6db74" loext:opacity="100%" style:font-name="Droid Sans Mono1" fo:font-size="11pt" fo:font-weight="bold" style:font-name-asian="Liberation Mono2" style:font-weight-asian="bold" style:font-name-complex="Droid Sans Mono1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333333" fo:min-height="8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333333" fo:min-height="7.5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333333" fo:min-height="6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PTER-<text:span text:style-name="T1">4</text:span></text:p>
      <text:p text:style-name="P6"><text:span text:style-name="T1">FUNCTIONAL</text:span> COMPONENT</text:p>
      <text:p text:style-name="P6"/>
      <text:p text:style-name="P7">4.1 OVERVIEW OF FUNCTIONAL COMPONENT:</text:p>
      <text:p text:style-name="P7"/>
      <text:p text:style-name="P8"><text:span text:style-name="T8"><text:tab/></text:span><text:span text:style-name="T2">The first and recommended component type in React is functional components. A functional component is basically a JavaScript/ES6 function that returns a React element (JSX). </text:span></text:p>
      <text:p text:style-name="P12"/>
      <text:p text:style-name="P11">4.2 <text:span text:style-name="T3">CREATING A </text:span>FUNCTIONAL<text:span text:style-name="T3"> COMPONENT:</text:span></text:p>
      <text:p text:style-name="P13"/>
      <text:p text:style-name="P12">According to React's official docs, the function below is a valid functional component</text:p>
      <text:p text:style-name="P18"/>
      <text:p text:style-name="P19"><text:span text:style-name="T15">Create dir : -&gt; </text:span><text:span text:style-name="T12">/</text:span>src<text:span text:style-name="T12">/</text:span>Components<text:span text:style-name="T12">/</text:span><text:span text:style-name="T16">MyComponent</text:span>.js</text:p>
      <text:p text:style-name="P10"><draw:frame text:anchor-type="paragraph" draw:z-index="0" draw:name="Shape1" draw:style-name="gr3" draw:text-style-name="P27" svg:width="16.828cm" svg:height="6.571cm" svg:x="0.086cm" svg:y="0.473cm"><draw:text-box><text:p><text:span text:style-name="T31"/></text:p><text:p text:style-name="P26"><text:span text:style-name="T27"><text:s/></text:span><text:span text:style-name="T27">import</text:span><text:span text:style-name="T28"> React </text:span><text:span text:style-name="T27">from</text:span><text:span text:style-name="T28"> </text:span><text:span text:style-name="T29">'react'</text:span></text:p><text:p text:style-name="P24"><text:span text:style-name="T30"/></text:p><text:p text:style-name="P24"><text:span text:style-name="T23"><text:s/></text:span><text:span text:style-name="T23">function</text:span><text:span text:style-name="T20"> </text:span><text:span text:style-name="T24">MyComponent</text:span><text:span text:style-name="T20">() {</text:span></text:p><text:p text:style-name="P24"><text:span text:style-name="T19"><text:s/></text:span><text:span text:style-name="T19">return</text:span><text:span text:style-name="T20"> (</text:span></text:p><text:p text:style-name="P24"><text:span text:style-name="T20"><text:s/></text:span><text:span text:style-name="T20">&lt;</text:span><text:span text:style-name="T19">div</text:span><text:span text:style-name="T20">&gt;</text:span></text:p><text:p text:style-name="P24"><text:span text:style-name="T20"><text:s/></text:span><text:span text:style-name="T20">This is My Function Component.</text:span></text:p><text:p text:style-name="P24"><text:span text:style-name="T20"><text:s/></text:span><text:span text:style-name="T20">&lt;/</text:span><text:span text:style-name="T19">div</text:span><text:span text:style-name="T20">&gt;</text:span></text:p><text:p text:style-name="P24"><text:span text:style-name="T20"><text:s/></text:span><text:span text:style-name="T20">)</text:span></text:p><text:p text:style-name="P24"><text:span text:style-name="T20"><text:s/></text:span><text:span text:style-name="T20">}</text:span></text:p><text:p text:style-name="P24"><text:span text:style-name="T30"/></text:p><text:p text:style-name="P24"><text:span text:style-name="T19"><text:s/></text:span><text:span text:style-name="T19">export</text:span><text:span text:style-name="T20"> </text:span><text:span text:style-name="T19">default</text:span><text:span text:style-name="T20"> </text:span><text:span text:style-name="T24">MyComponent</text:span></text:p></draw:text-box></draw:frame></text:p>
      <text:p text:style-name="P1"><text:span text:style-name="Source_20_Text"><text:span text:style-name="T4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pan text:style-name="T14">Create dir : -&gt; </text:span><text:span text:style-name="T13">/</text:span><text:span text:style-name="T18">src</text:span><text:span text:style-name="T13">/</text:span><text:span text:style-name="T18">Components</text:span><text:span text:style-name="T13">/</text:span><text:span text:style-name="T17">MyOtherComponent</text:span><text:span text:style-name="T18">.js</text:span></text:p>
      <text:p text:style-name="P9"><draw:frame text:anchor-type="paragraph" draw:z-index="1" draw:name="Shape1_0" draw:style-name="gr2" draw:text-style-name="P27" svg:width="16.828cm" svg:height="7.515cm" svg:x="0.086cm" svg:y="0.473cm"><draw:text-box><text:p><text:span text:style-name="T26"/></text:p><text:p text:style-name="P26"><text:span text:style-name="T27"><text:s/></text:span><text:span text:style-name="T27">import</text:span><text:span text:style-name="T28"> React </text:span><text:span text:style-name="T27">from</text:span><text:span text:style-name="T28"> </text:span><text:span text:style-name="T29">'react'</text:span></text:p><text:p text:style-name="P26"><text:span text:style-name="T27"><text:s/></text:span><text:span text:style-name="T27">import</text:span><text:span text:style-name="T28"> MyComponent </text:span><text:span text:style-name="T27">from</text:span><text:span text:style-name="T28"> </text:span><text:span text:style-name="T29">'./MyComponent'</text:span></text:p><text:p text:style-name="P24"><text:span text:style-name="T30"/></text:p><text:p text:style-name="P24"><text:span text:style-name="T23"><text:s/></text:span><text:span text:style-name="T23">function</text:span><text:span text:style-name="T20"> </text:span><text:span text:style-name="T24">MyOtherComponent</text:span><text:span text:style-name="T20">() {</text:span></text:p><text:p text:style-name="P24"><text:span text:style-name="T19"><text:s/></text:span><text:span text:style-name="T19">return</text:span><text:span text:style-name="T20"> (</text:span></text:p><text:p text:style-name="P24"><text:span text:style-name="T20"><text:s/></text:span><text:span text:style-name="T20">&lt;</text:span><text:span text:style-name="T19">div</text:span><text:span text:style-name="T20">&gt;</text:span></text:p><text:p text:style-name="P24"><text:span text:style-name="T20"><text:s/></text:span><text:span text:style-name="T20">This is My Other Function Component.</text:span></text:p><text:p text:style-name="P24"><text:span text:style-name="T23"><text:s/></text:span><text:span text:style-name="T23">&lt;MyComponent /&gt;</text:span></text:p><text:p text:style-name="P24"><text:span text:style-name="T20"><text:s/></text:span><text:span text:style-name="T20">&lt;/</text:span><text:span text:style-name="T19">div</text:span><text:span text:style-name="T20">&gt;</text:span></text:p><text:p text:style-name="P24"><text:span text:style-name="T20"><text:s/></text:span><text:span text:style-name="T20">)</text:span></text:p><text:p text:style-name="P24"><text:span text:style-name="T20"><text:s/></text:span><text:span text:style-name="T20">}</text:span></text:p><text:p text:style-name="P24"><text:span text:style-name="T30"/></text:p><text:p text:style-name="P24"><text:span text:style-name="T19"><text:s/></text:span><text:span text:style-name="T19">export</text:span><text:span text:style-name="T20"> </text:span><text:span text:style-name="T19">default</text:span><text:span text:style-name="T20"> </text:span><text:span text:style-name="T24">MyOtherComponent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1"><text:span text:style-name="T3">So a Functional Component in React:</text:span></text:p>
      <text:list xml:id="list3468498440" text:style-name="L1">
        <text:list-item>
          <text:p text:style-name="P22">is a JavaScript/ES6 function.</text:p>
        </text:list-item>
        <text:list-item>
          <text:p text:style-name="P22">must return a React element (JSX).</text:p>
        </text:list-item>
        <text:list-item>
          <text:p text:style-name="P22">always starts with a capital letter (naming convention).</text:p>
        </text:list-item>
        <text:list-item>
          <text:p text:style-name="P22">takes props as a parameter if necessary.</text:p>
        </text:list-item>
      </text:list>
      <text:p text:style-name="P14"/>
      <text:p text:style-name="P14"/>
      <text:p text:style-name="P16">4.<text:span text:style-name="T11">3</text:span> USING PROPS</text:p>
      <text:p text:style-name="P16"/>
      <text:p text:style-name="P17"><text:span text:style-name="T10"><text:tab/></text:span><text:span text:style-name="T9">Another important concept of components is how they communicate. React has a special object called a prop (stands for property) which we use to transport data from one component to another.</text:span></text:p>
      <text:p text:style-name="P15"/>
      <text:p text:style-name="P3">But be careful – props only transport data in a one-way flow (only from parent to child components). It is not possible with props to pass data from child to parent, or to components at the same level.</text:p>
      <text:p text:style-name="P2"/>
      <text:p text:style-name="P2">Let's revisit the App( ) function above to see how to pass data with props.</text:p>
      <text:p text:style-name="P2"/>
      <text:p text:style-name="P2">First, we need to define a prop on the Welcome Component and assign a value to it:</text:p>
      <text:p text:style-name="P9"/>
      <text:p text:style-name="P9"/>
      <text:p text:style-name="P9"><draw:frame text:anchor-type="paragraph" draw:z-index="2" draw:name="Shape1_1" draw:style-name="gr1" draw:text-style-name="P25" svg:width="16.828cm" svg:height="8.73cm" svg:x="0.113cm" svg:y="0.065cm"><draw:text-box><text:p><text:span text:style-name="T19"/></text:p><text:p><text:span text:style-name="T19"><text:s/></text:span><text:span text:style-name="T19">import</text:span><text:span text:style-name="T20"> React, { useState } </text:span><text:span text:style-name="T19">from</text:span><text:span text:style-name="T20"> </text:span><text:span text:style-name="T21">"react"</text:span><text:span text:style-name="T20">;</text:span></text:p><text:p text:style-name="P24"><text:span text:style-name="T19"><text:s/></text:span><text:span text:style-name="T19">import</text:span><text:span text:style-name="T20"> ClassProps </text:span><text:span text:style-name="T19">from</text:span><text:span text:style-name="T20"> </text:span><text:span text:style-name="T21">"../Class/ClassProps"</text:span><text:span text:style-name="T20">;</text:span></text:p><text:p text:style-name="P24"><text:span text:style-name="T19"><text:s/></text:span><text:span text:style-name="T19">import</text:span><text:span text:style-name="T20"> FunctionProps </text:span><text:span text:style-name="T19">from</text:span><text:span text:style-name="T20"> </text:span><text:span text:style-name="T21">"../Function/FunctionProps"</text:span><text:span text:style-name="T20">;</text:span></text:p><text:p text:style-name="P24"><text:span text:style-name="T22"/></text:p><text:p text:style-name="P24"><text:span text:style-name="T23"><text:s/></text:span><text:span text:style-name="T23">function</text:span><text:span text:style-name="T20"> </text:span><text:span text:style-name="T24">MyComponent</text:span><text:span text:style-name="T20">() {</text:span></text:p><text:p text:style-name="P24"><text:span text:style-name="T19"><text:s/></text:span><text:span text:style-name="T19">return</text:span><text:span text:style-name="T20"> (</text:span></text:p><text:p text:style-name="P24"><text:span text:style-name="T20"><text:s/></text:span><text:span text:style-name="T20">&lt;</text:span><text:span text:style-name="T19">div</text:span><text:span text:style-name="T20">&gt;</text:span></text:p><text:p text:style-name="P24"><text:span text:style-name="T20"><text:s/></text:span><text:span text:style-name="T20">&lt;</text:span><text:span text:style-name="T23">FunctionProps</text:span><text:span text:style-name="T20"> </text:span><text:span text:style-name="T24">value</text:span><text:span text:style-name="T19">={</text:span><text:span text:style-name="T20">“hello world”</text:span><text:span text:style-name="T19">}</text:span><text:span text:style-name="T20"> /&gt;</text:span></text:p><text:p text:style-name="P24"><text:span text:style-name="T20"><text:s/></text:span><text:span text:style-name="T20">&lt;/</text:span><text:span text:style-name="T19">div</text:span><text:span text:style-name="T20">&gt;</text:span></text:p><text:p text:style-name="P24"><text:span text:style-name="T20"><text:s/></text:span><text:span text:style-name="T20">);</text:span></text:p><text:p text:style-name="P24"><text:span text:style-name="T20"><text:s/></text:span><text:span text:style-name="T20">}</text:span></text:p><text:p text:style-name="P24"><text:span text:style-name="T22"/></text:p><text:p text:style-name="P24"><text:span text:style-name="T19">export</text:span><text:span text:style-name="T20"> </text:span><text:span text:style-name="T19">default</text:span><text:span text:style-name="T20"> </text:span><text:span text:style-name="T24">MyComponent</text:span><text:span text:style-name="T20">;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6">4</text:span><text:span text:style-name="T5">.4</text:span><text:bookmark text:name="using-state"/><text:span text:style-name="T5"> USING STATE:</text:span></text:p>
      <text:p text:style-name="P5"><text:span text:style-name="T5"><text:tab/></text:span><text:span text:style-name="T7">One of the benefits class components have over functional components is access to component state.</text:span></text:p>
      <text:p text:style-name="P23"><draw:frame text:anchor-type="paragraph" draw:z-index="3" draw:name="Shape1_2" draw:style-name="gr1" draw:text-style-name="P25" svg:width="16.828cm" svg:height="8.73cm" svg:x="0.113cm" svg:y="0.065cm"><draw:text-box><text:p><text:span text:style-name="T19"/></text:p><text:p><text:span text:style-name="T19"><text:s/></text:span><text:span text:style-name="T19">import</text:span><text:span text:style-name="T20"> React, { useState } </text:span><text:span text:style-name="T19">from</text:span><text:span text:style-name="T20"> </text:span><text:span text:style-name="T21">"react"</text:span><text:span text:style-name="T20">;</text:span></text:p><text:p text:style-name="P24"><text:span text:style-name="T19"><text:s/></text:span><text:span text:style-name="T19">import</text:span><text:span text:style-name="T20"> ClassProps </text:span><text:span text:style-name="T19">from</text:span><text:span text:style-name="T20"> </text:span><text:span text:style-name="T21">"../Class/ClassProps"</text:span><text:span text:style-name="T20">;</text:span></text:p><text:p text:style-name="P24"><text:span text:style-name="T19"><text:s/></text:span><text:span text:style-name="T19">import</text:span><text:span text:style-name="T20"> FunctionProps </text:span><text:span text:style-name="T19">from</text:span><text:span text:style-name="T20"> </text:span><text:span text:style-name="T21">"../Function/FunctionProps"</text:span><text:span text:style-name="T20">;</text:span></text:p><text:p text:style-name="P24"><text:span text:style-name="T22"/></text:p><text:p text:style-name="P24"><text:span text:style-name="T23"><text:s/></text:span><text:span text:style-name="T23">function</text:span><text:span text:style-name="T20"> </text:span><text:span text:style-name="T24">MyComponent</text:span><text:span text:style-name="T20">() {</text:span></text:p><text:p text:style-name="P24"><text:span text:style-name="T20">const [value,setValue] = </text:span><text:span text:style-name="T24">useState</text:span><text:span text:style-name="T20">(“</text:span><text:span text:style-name="T21">This is the function state”</text:span><text:span text:style-name="T20">);</text:span></text:p><text:p text:style-name="P24"><text:span text:style-name="T19"><text:s/></text:span><text:span text:style-name="T19">return</text:span><text:span text:style-name="T20"> (</text:span></text:p><text:p text:style-name="P24"><text:span text:style-name="T20"><text:s/></text:span><text:span text:style-name="T20">&lt;</text:span><text:span text:style-name="T19">div</text:span><text:span text:style-name="T20">&gt;</text:span></text:p><text:p text:style-name="P24"><text:span text:style-name="T20"><text:s/></text:span><text:span text:style-name="T20">&lt;</text:span><text:span text:style-name="T19">p</text:span><text:span text:style-name="T20">&gt;</text:span><text:span text:style-name="T25">{value}</text:span><text:span text:style-name="T20"> &lt;/</text:span><text:span text:style-name="T19">p</text:span><text:span text:style-name="T20">&gt;</text:span></text:p><text:p text:style-name="P24"><text:span text:style-name="T20"><text:s/></text:span><text:span text:style-name="T20">&lt;/</text:span><text:span text:style-name="T19">div</text:span><text:span text:style-name="T20">&gt;</text:span></text:p><text:p text:style-name="P24"><text:span text:style-name="T20"><text:s/></text:span><text:span text:style-name="T20">);</text:span></text:p><text:p text:style-name="P24"><text:span text:style-name="T20"><text:s/></text:span><text:span text:style-name="T20">}</text:span></text:p><text:p text:style-name="P24"><text:span text:style-name="T22"/></text:p><text:p text:style-name="P24"><text:span text:style-name="T19">export</text:span><text:span text:style-name="T20"> </text:span><text:span text:style-name="T19">default</text:span><text:span text:style-name="T20"> </text:span><text:span text:style-name="T24">MyComponent</text:span><text:span text:style-name="T20">;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2" svg:font-family="'Lohit Devanagari'"/>
    <style:font-face style:name="inherit" svg:font-family="inherit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roid Sans Mono2" svg:font-family="'Droid Sans Mono', monospace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iberation Mono" svg:font-family="'Liberation Mono', 'Courier New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01:57:44.987918973</meta:creation-date>
    <dc:date>2020-11-29T11:03:40.827514240</dc:date>
    <meta:editing-duration>PT19M42S</meta:editing-duration>
    <meta:editing-cycles>4</meta:editing-cycles>
    <meta:generator>LibreOffice/7.0.2.2$Linux_X86_64 LibreOffice_project/00$Build-2</meta:generator>
    <meta:document-statistic meta:table-count="0" meta:image-count="0" meta:object-count="0" meta:page-count="3" meta:paragraph-count="20" meta:word-count="217" meta:character-count="1336" meta:non-whitespace-character-count="1138"/>
  </office:meta>
</office:document-meta>
</file>